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621AA8B44EC3AB.png" manifest:media-type="image/png"/>
  <manifest:file-entry manifest:full-path="Pictures/100005810000031A0000031A90A9BB170713D465.svg" manifest:media-type="image/svg+xml"/>
  <manifest:file-entry manifest:full-path="Pictures/100000010000001E0000001E2F6EEA5162E9D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62a2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f22c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e8aa5aa"/>
    </style:style>
    <style:style style:name="P61" style:family="paragraph" style:parent-style-name="Standard">
      <style:text-properties officeooo:rsid="0e8aa5aa" officeooo:paragraph-rsid="0e8aa5aa"/>
    </style:style>
    <style:style style:name="P62" style:family="paragraph" style:parent-style-name="Standard">
      <style:text-properties officeooo:rsid="0e8aa5aa" officeooo:paragraph-rsid="0fb98046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5" style:family="paragraph" style:parent-style-name="Footnote">
      <style:text-properties officeooo:rsid="043ccc66" officeooo:paragraph-rsid="0e849f1d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Standard">
      <style:text-properties officeooo:paragraph-rsid="0f99f892"/>
    </style:style>
    <style:style style:name="P71" style:family="paragraph" style:parent-style-name="Standard">
      <style:text-properties officeooo:paragraph-rsid="0fb98046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1431c5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2c73f3"/>
    </style:style>
    <style:style style:name="P88" style:family="paragraph" style:parent-style-name="Standard">
      <style:text-properties officeooo:paragraph-rsid="0fcd2b2a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e0463fc"/>
    </style:style>
    <style:style style:name="P91" style:family="paragraph" style:parent-style-name="Standard">
      <style:text-properties officeooo:paragraph-rsid="0e2a40f4"/>
    </style:style>
    <style:style style:name="P92" style:family="paragraph" style:parent-style-name="Standard">
      <style:text-properties officeooo:paragraph-rsid="0ff55d50"/>
    </style:style>
    <style:style style:name="P93" style:family="paragraph" style:parent-style-name="Standard">
      <style:text-properties officeooo:paragraph-rsid="100a8329"/>
    </style:style>
    <style:style style:name="P94" style:family="paragraph" style:parent-style-name="Standard">
      <style:text-properties officeooo:paragraph-rsid="101b90cf"/>
    </style:style>
    <style:style style:name="P95" style:family="paragraph" style:parent-style-name="Standard">
      <style:text-properties officeooo:paragraph-rsid="1020f7f1"/>
    </style:style>
    <style:style style:name="P96" style:family="paragraph" style:parent-style-name="Standard">
      <style:text-properties officeooo:rsid="0fde3dbd" officeooo:paragraph-rsid="102ebb87"/>
    </style:style>
    <style:style style:name="P97" style:family="paragraph" style:parent-style-name="Standard">
      <style:text-properties officeooo:paragraph-rsid="0f0649dd"/>
    </style:style>
    <style:style style:name="P98" style:family="paragraph" style:parent-style-name="Footnote">
      <style:text-properties officeooo:paragraph-rsid="104cbf60"/>
    </style:style>
    <style:style style:name="P99" style:family="paragraph" style:parent-style-name="Footnote">
      <style:text-properties officeooo:paragraph-rsid="104dd9dc"/>
    </style:style>
    <style:style style:name="P100" style:family="paragraph" style:parent-style-name="Footnote">
      <style:text-properties officeooo:paragraph-rsid="105c5e96"/>
    </style:style>
    <style:style style:name="P101" style:family="paragraph" style:parent-style-name="Standard">
      <style:text-properties officeooo:paragraph-rsid="105e3c68"/>
    </style:style>
    <style:style style:name="P102" style:family="paragraph" style:parent-style-name="Standard">
      <style:text-properties officeooo:paragraph-rsid="105fd251"/>
    </style:style>
    <style:style style:name="P103" style:family="paragraph" style:parent-style-name="Standard">
      <style:text-properties officeooo:paragraph-rsid="0ea9445c"/>
    </style:style>
    <style:style style:name="P104" style:family="paragraph" style:parent-style-name="Standard">
      <style:text-properties officeooo:rsid="0dde9a1c" officeooo:paragraph-rsid="1000e45b"/>
    </style:style>
    <style:style style:name="P105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8" style:family="text">
      <style:text-properties officeooo:rsid="0f0ca65a"/>
    </style:style>
    <style:style style:name="T329" style:family="text">
      <style:text-properties style:font-name="Liberation Mono" fo:font-size="11pt" officeooo:rsid="10048e31" style:font-size-asian="11pt" style:font-size-complex="11pt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officeooo:rsid="0f95a7a0"/>
    </style:style>
    <style:style style:name="T332" style:family="text">
      <style:text-properties officeooo:rsid="0f8f58bd"/>
    </style:style>
    <style:style style:name="T333" style:family="text">
      <style:text-properties style:font-name="Ubuntu1" fo:font-size="10pt" officeooo:rsid="04473353" style:font-size-asian="10pt" style:font-size-complex="10pt"/>
    </style:style>
    <style:style style:name="T334" style:family="text">
      <style:text-properties officeooo:rsid="101b90cf"/>
    </style:style>
    <style:style style:name="T335" style:family="text">
      <style:text-properties officeooo:rsid="101e15d6"/>
    </style:style>
    <style:style style:name="T336" style:family="text">
      <style:text-properties officeooo:rsid="10048e31"/>
    </style:style>
    <style:style style:name="T337" style:family="text">
      <style:text-properties style:text-underline-style="none"/>
    </style:style>
    <style:style style:name="T338" style:family="text">
      <style:text-properties officeooo:rsid="106e501d"/>
    </style:style>
    <style:style style:name="T339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5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5"/>
      <text:p text:style-name="P44"><text:span text:style-name="T16">Vul </text:span><text:span text:style-name="T17">achter</text:span><text:span text:style-name="T13"> de </text:span><text:span text:style-name="Definition"><text:span text:style-name="T328">ONDERSTREEPTE</text:span></text:span><text:span text:style-name="T1"> </text:span><text:span text:style-name="T14">woorden</text:span><text:span text:style-name="T13"> het</text:span><text:span text:style-name="Strong_20_Emphasis"><text:span text:style-name="T326"> </text:span></text:span><text:span text:style-name="Strong_20_Emphasis"><text:span text:style-name="T327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1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1"><text:span text:style-name="Definition"><text:span text:style-name="T279">g</text:span></text:span><text:span text:style-name="Definition">ebruikersnaam</text:span><text:span text:style-name="Definition"><text:span text:style-name="T337"><text:tab/></text:span></text:span><text:span text:style-name="T278"><draw:control text:anchor-type="as-char" svg:y="-0.4cm" draw:z-index="24" draw:name="Gberuikersnaam 2" draw:style-name="gr2" draw:text-style-name="P111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1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2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1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1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8"/>
      <text:p text:style-name="P38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4193571795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2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14" draw:name="Vorm 2" draw:style-name="gr1" draw:text-style-name="P11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8" draw:name="Vorm4" draw:style-name="gr1" draw:text-style-name="P11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7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9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92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9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2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2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3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15" draw:name="Vorm 6" draw:style-name="gr1" draw:text-style-name="P110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7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92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71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4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2"/>
      <text:list xml:id="list164510721175424" text:continue-numbering="true" text:style-name="L1">
        <text:list-item>
          <text:p text:style-name="P107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107"><draw:control text:anchor-type="as-char" draw:z-index="4" draw:name="Vorm9" draw:style-name="gr1" draw:text-style-name="P11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252">Start de computer op vanaf</text:span><text:span text:style-name="T252"><text:note text:id="ftn5" text:note-class="footnote"><text:note-citation>1</text:note-citation><text:note-body><text:p text:style-name="P100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1">L</text:span><text:span text:style-name="T314">ive </text:span><text:span text:style-name="T332">USB</text:span><text:span text:style-name="T317">-stick</text:span><text:span text:style-name="T333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9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8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0" draw:name="Vorm13_ 2" draw:style-name="gr1" draw:text-style-name="P110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8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0" draw:name="Vorm13_1" draw:style-name="gr1" draw:text-style-name="P11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1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6"><text:span text:style-name="T336">Typ '</text:span><text:span text:style-name="T329">live</text:span><text:span text:style-name="T33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48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107"><draw:control text:anchor-type="as-char" draw:z-index="13" draw:name="Vorm13_ 1" draw:style-name="gr1" draw:text-style-name="P110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90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4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107"><draw:control text:anchor-type="as-char" draw:z-index="21" draw:name="Vorm13_ 3" draw:style-name="gr1" draw:text-style-name="P110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2"><text:span text:style-name="T334">B</text:span>ij <text:span text:style-name="T315">Regio</text:span> <text:span text:style-name="T334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107"><draw:control text:anchor-type="as-char" draw:z-index="22" draw:name="Vorm13_ 4" draw:style-name="gr1" draw:text-style-name="P110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7" office:value-type="string">
            <text:p text:style-name="P23"><text:span text:style-name="T335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107"><draw:control text:anchor-type="as-char" draw:z-index="5" draw:name="Vorm13" draw:style-name="gr1" draw:text-style-name="P110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9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1" office:value-type="string">
            <text:p text:style-name="P88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8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2"><text:span text:style-name="Strong_20_Emphasis"><text:span text:style-name="T115"/></text:span></text:p>
      <text:list xml:id="list164512060609126" text:continue-numbering="true" text:style-name="L1">
        <text:list-item>
          <text:p text:style-name="P109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3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07"><draw:control text:anchor-type="as-char" draw:z-index="6" draw:name="Vorm22" draw:style-name="gr1" draw:text-style-name="P11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10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0">Volg de aanwijzingen op de </text:span></text:span><text:span text:style-name="Strong_20_Emphasis"><text:span text:style-name="T29">welkomst</text:span></text:span><text:span text:style-name="Strong_20_Emphasis"><text:span text:style-name="T33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10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3"><text:span text:style-name="Strong_20_Emphasis"><text:span text:style-name="T107"><draw:control text:anchor-type="as-char" draw:z-index="29" draw:name="Vorm4_ 1" draw:style-name="gr1" draw:text-style-name="P110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3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102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4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8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4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107"><draw:control text:anchor-type="as-char" draw:z-index="9" draw:name="Vorm4_1" draw:style-name="gr1" draw:text-style-name="P110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8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9" office:value-type="string">
            <text:p text:style-name="P102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21" office:value-type="string">
            <text:p text:style-name="P7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22" office:value-type="string">
            <text:p text:style-name="P72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23" office:value-type="string">
            <text:p text:style-name="P72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60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07"><draw:control text:anchor-type="as-char" draw:z-index="7" draw:name="Vorm33" draw:style-name="gr1" draw:text-style-name="P110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6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7" office:value-type="string">
            <text:p text:style-name="P102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5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9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3"><text:span text:style-name="Strong_20_Emphasis"><text:span text:style-name="T53"><text:tab/></text:span></text:span></text:p>
      <text:p text:style-name="P54"><text:span text:style-name="Strong_20_Emphasis"><text:span text:style-name="T69"><text:tab/></text:span></text:span></text:p>
      <text:list xml:id="list164512094009283" text:continue-numbering="true" text:style-name="L1">
        <text:list-item>
          <text:p text:style-name="P108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1" draw:name="Vorm36_0" draw:style-name="gr1" draw:text-style-name="P110" svg:width="0.35cm" svg:height="0.35cm" draw:control="control10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6" draw:name="Vorm36_ 1" draw:style-name="gr1" draw:text-style-name="P110" svg:width="0.35cm" svg:height="0.35cm" draw:control="control15"/></text:span></text:span></text:p>
          </table:table-cell>
          <table:table-cell table:style-name="Tabel2.D1" office:value-type="string">
            <text:p text:style-name="P47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5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3"><text:span text:style-name="Strong_20_Emphasis"><text:span text:style-name="T107"/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9" draw:name="Vorm36_ 4" draw:style-name="gr1" draw:text-style-name="P110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107"><draw:control text:anchor-type="as-char" draw:z-index="12" draw:name="Vorm36_2" draw:style-name="gr1" draw:text-style-name="P110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107"><draw:control text:anchor-type="as-char" draw:z-index="17" draw:name="Vorm36_ 2" draw:style-name="gr1" draw:text-style-name="P110" svg:width="0.35cm" svg:height="0.35cm" draw:control="control16"/></text:span></text:span></text:p>
          </table:table-cell>
          <table:table-cell table:style-name="Tabel2.D5" office:value-type="string">
            <text:p text:style-name="P46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51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70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3"/>
      <text:p text:style-name="P36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3">Karel Zimmer</text:span></text:span></text:a><text:span text:style-name="Emphasis"><text:span text:style-name="T322">.</text:span></text:span></text:p>
      <text:p text:style-name="P37"><text:a xlink:type="simple" xlink:href="https://creativecommons.org/publicdomain/zero/1.0/deed.nl" text:style-name="Internet_20_link" text:visited-style-name="Visited_20_Internet_20_Link"><text:span text:style-name="Emphasis"><text:span text:style-name="T324">CC0 1.0 Universeel</text:span></text:span></text:a><text:span text:style-name="Emphasis"><text:span text:style-name="T325"> </text:span></text:span><text:span text:style-name="Emphasis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1"><draw:image xlink:href="Pictures/100006C30000031A0000031AF8FCABE9D1846BB9.svg" xlink:type="simple" xlink:show="embed" xlink:actuate="onLoad" draw:mime-type="image/svg+xml"/><draw:image xlink:href="Pictures/100000010000001E0000001E2F6EEA5162E9D287.png" xlink:type="simple" xlink:show="embed" xlink:actuate="onLoad" draw:mime-type="image/png"/></draw:frame></draw:a></text:span><text:span text:style-name="Emphasis"><text:span text:style-name="T339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0"><draw:image xlink:href="Pictures/100005810000031A0000031A90A9BB170713D465.svg" xlink:type="simple" xlink:show="embed" xlink:actuate="onLoad" draw:mime-type="image/svg+xml"/><draw:image xlink:href="Pictures/100000010000001E0000001E24621AA8B44EC3AB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23T16:45:10.134110483">23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6:45:09.953772736</dc:date>
    <meta:keyword>Installatie</meta:keyword>
    <meta:keyword>Checklist</meta:keyword>
    <meta:keyword>Linux</meta:keyword>
    <meta:editing-cycles>6924</meta:editing-cycles>
    <meta:editing-duration>P12DT8H46M37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5" meta:word-count="693" meta:character-count="4750" meta:non-whitespace-character-count="4106"/>
    <meta:user-defined meta:name="Info 1"/>
    <meta:user-defined meta:name="Info 2"/>
    <meta:user-defined meta:name="Info 3"/>
    <meta:user-defined meta:name="Info 4"/>
  </office:meta>
</office:document-meta>
</file>